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ermanent Marker" svg:font-family="'Permanent Marker'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Permanent Marker" fo:font-size="48pt" officeooo:rsid="0015b337" officeooo:paragraph-rsid="0015b337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Permanent Marker" fo:font-size="48pt" officeooo:rsid="001abbeb" officeooo:paragraph-rsid="001abbeb" style:font-size-asian="48pt" style:font-size-complex="48pt"/>
    </style:style>
    <style:style style:name="P3" style:family="paragraph" style:parent-style-name="Standard">
      <style:paragraph-properties fo:text-align="center" style:justify-single-word="false"/>
      <style:text-properties fo:color="#3465a4" loext:opacity="100%" style:font-name="Permanent Marker" fo:font-size="40pt" officeooo:rsid="001abbeb" officeooo:paragraph-rsid="001b9a06" style:font-size-asian="40pt" style:font-size-complex="40pt"/>
    </style:style>
    <style:style style:name="P4" style:family="paragraph" style:parent-style-name="Standard">
      <style:paragraph-properties fo:text-align="center" style:justify-single-word="false"/>
      <style:text-properties style:font-name="Permanent Marker" fo:font-size="48pt" officeooo:rsid="0015b337" officeooo:paragraph-rsid="001b9a06" style:font-size-asian="48pt" style:font-size-complex="4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66c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Jemputan Masjlis Jamuan Hari Raya <text:span text:style-name="T2">Aidilfitri </text:span></text:p>
      <text:p text:style-name="P4">Masjid Al Ihsan Bukit Berangan</text:p>
      <text:p text:style-name="P2"><text:span text:style-name="T1"/></text:p>
      <text:p text:style-name="P3"><text:span text:style-name="T1">Makanan pakat-pakat bowok</text:span></text:p>
      <text:p text:style-name="P1"/>
      <text:p text:style-name="P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ermanent Marker" svg:font-family="'Permanent Marker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SG" style:letter-kerning="true" style:font-name-asian="Noto Serif CJK SC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17:44:20.510037674</meta:creation-date>
    <dc:date>2025-03-27T22:35:47.336709281</dc:date>
    <meta:editing-duration>PT1H21M58S</meta:editing-duration>
    <meta:editing-cycles>6</meta:editing-cycles>
    <meta:generator>LibreOffice/7.4.7.2$Linux_X86_64 LibreOffice_project/40$Build-2</meta:generator>
    <meta:print-date>2025-03-27T19:13:56.712142585</meta:print-date>
    <meta:document-statistic meta:table-count="0" meta:image-count="0" meta:object-count="0" meta:page-count="2" meta:paragraph-count="3" meta:word-count="14" meta:character-count="100" meta:non-whitespace-character-count="88"/>
  </office:meta>
</office:document-meta>
</file>